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9b767"/>
    </style:style>
    <style:style style:name="P2" style:family="paragraph" style:parent-style-name="Standard">
      <style:text-properties fo:font-style="normal" style:text-underline-style="none" fo:font-weight="normal" officeooo:paragraph-rsid="0009b767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color="#000000" fo:font-style="normal" style:text-underline-style="none" fo:font-weight="normal" officeooo:paragraph-rsid="0009b767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000000" fo:font-size="12pt" fo:font-style="italic" style:text-underline-style="none" fo:font-weight="normal" officeooo:paragraph-rsid="0009b767" style:font-size-asian="12pt" style:font-style-asian="italic" style:font-weight-asian="normal" style:font-size-complex="12pt" style:font-style-complex="italic" style:font-weight-complex="normal"/>
    </style:style>
    <style:style style:name="P5" style:family="paragraph">
      <style:paragraph-properties fo:text-align="center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center"/>
    </style:style>
    <style:style style:name="T1" style:family="text">
      <style:text-properties officeooo:rsid="0009b767"/>
    </style:style>
    <style:style style:name="T2" style:family="text">
      <style:text-properties fo:font-size="14pt" officeooo:rsid="0009b767" style:font-size-asian="14pt" style:font-size-complex="14pt"/>
    </style:style>
    <style:style style:name="T3" style:family="text">
      <style:text-properties fo:font-size="14pt" fo:font-style="italic" style:text-underline-style="solid" style:text-underline-width="auto" style:text-underline-color="font-color" fo:font-weight="bold" officeooo:rsid="0009b767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normal" fo:font-weight="normal" officeooo:rsid="000b5d96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Nimbus Sans L" fo:font-size="12pt" officeooo:rsid="0009b767" style:font-name-asian="Nimbus Sans L" style:font-size-asian="12pt" style:font-name-complex="Nimbus Sans L" style:font-size-complex="12pt"/>
    </style:style>
    <style:style style:name="T6" style:family="text">
      <style:text-properties style:font-name="Nimbus Sans L" officeooo:rsid="0009b767" style:font-name-asian="Nimbus Sans L" style:font-name-complex="Nimbus Sans L"/>
    </style:style>
    <style:style style:name="T7" style:family="text">
      <style:text-properties fo:font-size="10pt" officeooo:rsid="0009b767" style:font-size-asian="10pt" style:font-size-complex="10pt"/>
    </style:style>
    <style:style style:name="T8" style:family="text">
      <style:text-properties fo:font-style="normal" fo:font-weight="normal" officeooo:rsid="000b5d96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0b5d96" style:font-style-asian="normal" style:font-style-complex="normal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gr1" style:family="graphic">
      <style:graphic-properties draw:fill="solid" draw:fill-color="#dc23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</text:span><text:span text:style-name="T3">Projektauslöser</text:span></text:p>
      <text:p text:style-name="P1"><text:span text:style-name="T3"/></text:p>
      <text:p text:style-name="P2"><text:span text:style-name="T2"/></text:p>
      <text:p text:style-name="P2"><draw:rect text:anchor-type="paragraph" draw:z-index="5" draw:style-name="gr2" draw:text-style-name="P6" svg:width="2.1461in" svg:height="0.8543in" svg:x="-0.3398in" svg:y="0.2307in"><text:p text:style-name="P6">Marktbezogene</text:p><text:p text:style-name="P6">Entwicklungen</text:p><text:p text:style-name="P6"><text:span text:style-name="T11">- Verschärfte Konkurenz</text:span></text:p><text:p text:style-name="P6"><text:span text:style-name="T11">- Wettbewerbsdruck</text:span></text:p></draw:rect><text:span text:style-name="T2"/></text:p>
      <text:p text:style-name="P2"><draw:rect text:anchor-type="paragraph" draw:z-index="3" draw:style-name="gr2" draw:text-style-name="P6" svg:width="2.1461in" svg:height="0.8232in" svg:x="2.2945in" svg:y="0.0311in"><text:p text:style-name="P6">Wirtschaftliche Probleme</text:p><text:p text:style-name="P6"><text:span text:style-name="T12">- Sinkender Umsatz</text:span></text:p><text:p text:style-name="P6"><text:span text:style-name="T12">- </text:span></text:p></draw:rect><draw:rect text:anchor-type="paragraph" draw:z-index="1" draw:style-name="gr2" draw:text-style-name="P6" svg:width="2.1461in" svg:height="0.8335in" svg:x="5.0445in" svg:y="0.0417in"><text:p text:style-name="P6">Controlling-</text:p><text:p text:style-name="P6">Ergebnisse</text:p><text:p text:style-name="P6"><text:span text:style-name="T11">- Fehlerhafte IT-Systeme</text:span></text:p><text:p text:style-name="P6"><text:span text:style-name="T11">- Zu hohe Kosten</text:span></text:p></draw:rect><text:span text:style-name="T2"/></text:p>
      <text:p text:style-name="P2"><draw:rect text:anchor-type="paragraph" draw:z-index="0" draw:style-name="gr1" draw:text-style-name="P5" svg:width="2.9587in" svg:height="0.563in" svg:x="1.8362in" svg:y="0.9764in"><text:p text:style-name="P5"><text:span text:style-name="T10">Projektauslösung</text:span></text:p></draw:rect><text:span text:style-name="T2"><text:tab/><text:tab/></text:span></text:p>
      <text:p text:style-name="P3"><draw:rect text:anchor-type="paragraph" draw:z-index="4" draw:style-name="gr2" draw:text-style-name="P6" svg:width="2.1461in" svg:height="0.8157in" svg:x="5.0965in" svg:y="1.7756in"><text:p text:style-name="P6">Technische-</text:p><text:p text:style-name="P6">Probleme</text:p><text:p text:style-name="P6"><text:span text:style-name="T11">- Störanfällige Rechner-Komponenten</text:span></text:p><text:p text:style-name="P6"><text:span text:style-name="T11">- Zu hoher Wartungsaufwand (Kosten)</text:span></text:p></draw:rect><draw:rect text:anchor-type="paragraph" draw:z-index="6" draw:style-name="gr2" draw:text-style-name="P6" svg:width="2.1461in" svg:height="0.8142in" svg:x="-0.3201in" svg:y="1.7665in"><text:p text:style-name="P6">Innovation,</text:p><text:p text:style-name="P6">Ideen</text:p><text:p text:style-name="P6"><text:span text:style-name="T11">- Neue Produkte</text:span></text:p><text:p text:style-name="P6"><text:span text:style-name="T11">- Neue Ideen</text:span></text:p></draw:rect><draw:rect text:anchor-type="paragraph" draw:z-index="2" draw:style-name="gr2" draw:text-style-name="P6" svg:width="2.1461in" svg:height="0.8157in" svg:x="2.3571in" svg:y="1.7654in"><text:p text:style-name="P6">Organisatorische</text:p><text:p text:style-name="P6">Probleme</text:p><text:p text:style-name="P6"><text:span text:style-name="T11">- Informationsfluss verbessern</text:span></text:p><text:p text:style-name="P6"><text:span text:style-name="T11">- Missverständnisse</text:span></text:p></draw:rect><draw:line text:anchor-type="paragraph" draw:z-index="12" draw:style-name="gr3" draw:text-style-name="P6" svg:x1="1.8362in" svg:y1="0.7354in" svg:x2="1.5862in" svg:y2="0.3618in"><text:p/></draw:line><draw:line text:anchor-type="paragraph" draw:z-index="11" draw:style-name="gr3" draw:text-style-name="P6" svg:x1="1.8362in" svg:y1="1.298in" svg:x2="1.5654in" svg:y2="1.7669in"><text:p/></draw:line><draw:line text:anchor-type="paragraph" draw:z-index="10" draw:style-name="gr3" draw:text-style-name="P6" svg:x1="3.378in" svg:y1="1.298in" svg:x2="3.378in" svg:y2="1.7654in"><text:p/></draw:line><draw:line text:anchor-type="paragraph" draw:z-index="9" draw:style-name="gr3" draw:text-style-name="P6" svg:x1="4.7945in" svg:y1="1.298in" svg:x2="5.0965in" svg:y2="1.776in"><text:p/></draw:line><draw:line text:anchor-type="paragraph" draw:z-index="8" draw:style-name="gr3" draw:text-style-name="P6" svg:x1="4.7945in" svg:y1="0.7354in" svg:x2="5.0445in" svg:y2="0.3929in"><text:p/></draw:line><draw:line text:anchor-type="paragraph" draw:z-index="7" draw:style-name="gr3" draw:text-style-name="P6" svg:x1="3.3571in" svg:y1="0.372in" svg:x2="3.3571in" svg:y2="0.7354in"><text:p/></draw:lin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1">Der Anstoß, für ein Projekt kann von einzelnen Personen, von einzelnen betrieblichen Organisationseinheiten</text:span><text:span text:style-name="T9"> oder von den Märkten ausgeh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2-04T08:56:57</meta:creation-date>
    <dc:date>2012-12-04T09:37:12</dc:date>
    <dc:creator>Dennis Diehm</dc:creator>
    <meta:editing-duration>PT31M27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3" meta:word-count="19" meta:character-count="159" meta:non-whitespace-character-count="135"/>
  </office:meta>
</office:document-meta>
</file>